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8.5cm" style:rel-column-width="32767*"/>
    </style:style>
    <style:style style:name="Tabla1.B" style:family="table-column">
      <style:table-column-properties style:column-width="8.5cm" style:rel-column-width="32768*"/>
    </style:style>
    <style:style style:name="Tabla1.A1" style:family="table-cell">
      <style:table-cell-properties fo:padding="0cm" fo:border="none" style:writing-mode="page"/>
    </style:style>
    <style:style style:name="P1" style:family="paragraph" style:parent-style-name="Standard">
      <style:paragraph-properties fo:text-align="start" style:justify-single-word="false"/>
      <style:text-properties style:font-name="Arial1" fo:language="es" fo:country="ES" style:text-underline-style="none" fo:font-weight="normal" officeooo:rsid="007d3d15" officeooo:paragraph-rsid="0016a7ea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Arial1" fo:language="es" fo:country="ES" style:text-underline-style="solid" style:text-underline-width="auto" style:text-underline-color="font-color" fo:font-weight="bold" officeooo:rsid="0016a7ea" officeooo:paragraph-rsid="0016a7ea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officeooo:paragraph-rsid="0081526d"/>
    </style:style>
    <style:style style:name="P4" style:family="paragraph" style:parent-style-name="Standard">
      <style:paragraph-properties fo:text-align="start" style:justify-single-word="false"/>
      <style:text-properties officeooo:paragraph-rsid="007ff8e2"/>
    </style:style>
    <style:style style:name="P5" style:family="paragraph" style:parent-style-name="Standard">
      <style:paragraph-properties fo:text-align="start" style:justify-single-word="false"/>
      <style:text-properties fo:color="#000000" loext:opacity="100%" style:font-name="Arial1" fo:font-size="12pt" fo:font-weight="normal" officeooo:rsid="0081f0fb" officeooo:paragraph-rsid="0081f0fb" fo:background-color="#eeeeee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fo:color="#000000" loext:opacity="100%" style:font-name="Arial1" fo:font-size="12pt" fo:font-weight="normal" officeooo:paragraph-rsid="0081526d" fo:background-color="#eeeeee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fo:color="#000000" loext:opacity="100%" style:font-name="Arial1" fo:font-size="12pt" fo:font-weight="normal" officeooo:rsid="00810e89" officeooo:paragraph-rsid="00810e89" fo:background-color="#eeeeee" style:font-size-asian="12pt" style:font-size-complex="12pt"/>
    </style:style>
    <style:style style:name="P8" style:family="paragraph" style:parent-style-name="Standard">
      <style:paragraph-properties fo:text-align="start" style:justify-single-word="false"/>
      <style:text-properties fo:color="#000000" loext:opacity="100%" style:font-name="Arial1" fo:font-size="12pt" fo:font-weight="normal" officeooo:rsid="00810e89" officeooo:paragraph-rsid="0081526d" fo:background-color="#eeeeee" style:font-size-asian="12pt" style:font-size-complex="12pt"/>
    </style:style>
    <style:style style:name="P9" style:family="paragraph" style:parent-style-name="Standard">
      <style:paragraph-properties fo:text-align="start" style:justify-single-word="false"/>
      <style:text-properties fo:color="#000000" loext:opacity="100%" style:font-name="Arial1" fo:font-size="12pt" fo:font-weight="normal" officeooo:rsid="00810e89" officeooo:paragraph-rsid="0083a487" fo:background-color="#eeeeee" style:font-size-asian="12pt" style:font-size-complex="12pt"/>
    </style:style>
    <style:style style:name="P10" style:family="paragraph" style:parent-style-name="Standard">
      <style:paragraph-properties fo:text-align="start" style:justify-single-word="false"/>
      <style:text-properties fo:color="#000000" loext:opacity="100%" style:font-name="Arial1" fo:font-size="12pt" fo:font-weight="normal" officeooo:rsid="00810e89" officeooo:paragraph-rsid="0081f0fb" fo:background-color="#eeeeee" style:font-size-asian="12pt" style:font-size-complex="12pt"/>
    </style:style>
    <style:style style:name="P11" style:family="paragraph" style:parent-style-name="Standard">
      <style:paragraph-properties fo:text-align="start" style:justify-single-word="false"/>
      <style:text-properties fo:color="#000000" loext:opacity="100%" style:font-name="Arial1" fo:font-size="12pt" fo:font-weight="normal" officeooo:rsid="0081526d" officeooo:paragraph-rsid="0081526d" fo:background-color="#eeeeee" style:font-size-asian="12pt" style:font-size-complex="12pt"/>
    </style:style>
    <style:style style:name="P12" style:family="paragraph" style:parent-style-name="Standard">
      <style:paragraph-properties fo:text-align="start" style:justify-single-word="false"/>
      <style:text-properties fo:color="#000000" loext:opacity="100%" style:font-name="Arial1" fo:font-size="12pt" fo:font-weight="normal" officeooo:rsid="0083a487" officeooo:paragraph-rsid="0083a487" fo:background-color="#eeeeee" style:font-size-asian="12pt" style:font-size-complex="12pt"/>
    </style:style>
    <style:style style:name="P13" style:family="paragraph" style:parent-style-name="Standard">
      <style:paragraph-properties fo:text-align="start" style:justify-single-word="false"/>
      <style:text-properties fo:color="#000000" loext:opacity="100%" style:font-name="Arial1" fo:font-size="12pt" fo:font-style="normal" fo:font-weight="normal" officeooo:rsid="007ff8e2" officeooo:paragraph-rsid="0081526d" fo:background-color="#eeeeee" style:font-size-asian="12pt" style:font-style-asian="normal" style:font-size-complex="12pt" style:font-style-complex="normal"/>
    </style:style>
    <style:style style:name="P14" style:family="paragraph" style:parent-style-name="Standard">
      <style:paragraph-properties style:line-height-at-least="0.503cm"/>
      <style:text-properties fo:color="#000000" loext:opacity="100%" style:font-name="Arial1" fo:font-size="12pt" fo:background-color="#eeeeee" style:font-size-asian="12pt" style:font-size-complex="12pt"/>
    </style:style>
    <style:style style:name="P15" style:family="paragraph" style:parent-style-name="Standard">
      <style:paragraph-properties style:line-height-at-least="0.503cm"/>
      <style:text-properties fo:color="#000000" loext:opacity="100%" style:font-name="Arial1" fo:font-size="12pt" officeooo:paragraph-rsid="0083a487" fo:background-color="#eeeeee" style:font-size-asian="12pt" style:font-size-complex="12pt"/>
    </style:style>
    <style:style style:name="P16" style:family="paragraph" style:parent-style-name="Standard">
      <style:paragraph-properties style:line-height-at-least="0.503cm"/>
      <style:text-properties fo:color="#000000" loext:opacity="100%" style:font-name="Arial1" fo:font-size="12pt" officeooo:paragraph-rsid="0081f0fb" fo:background-color="#eeeeee" style:font-size-asian="12pt" style:font-size-complex="12pt"/>
    </style:style>
    <style:style style:name="P17" style:family="paragraph" style:parent-style-name="Standard">
      <style:paragraph-properties style:line-height-at-least="0.503cm"/>
      <style:text-properties fo:color="#000000" loext:opacity="100%" style:font-name="Arial1" fo:font-size="12pt" fo:font-weight="normal" fo:background-color="#eeeeee" style:font-size-asian="12pt" style:font-size-complex="12pt"/>
    </style:style>
    <style:style style:name="P18" style:family="paragraph" style:parent-style-name="Standard">
      <style:paragraph-properties style:line-height-at-least="0.503cm"/>
      <style:text-properties fo:color="#000000" loext:opacity="100%" style:font-name="Arial1" fo:font-size="12pt" fo:font-weight="normal" officeooo:paragraph-rsid="0081f0fb" fo:background-color="#eeeeee" style:font-size-asian="12pt" style:font-size-complex="12pt"/>
    </style:style>
    <style:style style:name="P19" style:family="paragraph" style:parent-style-name="Standard">
      <style:paragraph-properties fo:text-align="start" style:justify-single-word="false"/>
      <style:text-properties style:font-name="Arial1" fo:font-size="12pt" fo:language="es" fo:country="ES" officeooo:rsid="0016a7ea" officeooo:paragraph-rsid="007badd1" style:font-size-asian="12pt" style:font-size-complex="12pt"/>
    </style:style>
    <style:style style:name="P20" style:family="paragraph" style:parent-style-name="Standard">
      <style:paragraph-properties fo:text-align="start" style:justify-single-word="false"/>
      <style:text-properties style:font-name="Arial1" fo:font-size="12pt" fo:language="es" fo:country="ES" style:text-underline-style="none" fo:font-weight="normal" officeooo:paragraph-rsid="0016a7ea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Arial1" fo:font-size="12pt" fo:language="es" fo:country="ES" style:text-underline-style="none" fo:font-weight="normal" officeooo:paragraph-rsid="0081526d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Arial1" fo:font-size="12pt" fo:language="es" fo:country="ES" style:text-underline-style="none" fo:font-weight="normal" officeooo:rsid="0016a7ea" officeooo:paragraph-rsid="0016a7ea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Arial1" fo:font-size="12pt" fo:language="es" fo:country="ES" style:text-underline-style="solid" style:text-underline-width="auto" style:text-underline-color="font-color" fo:font-weight="bold" officeooo:rsid="0016a7ea" officeooo:paragraph-rsid="0016a7ea" style:font-size-asian="12pt" style:font-weight-asian="bold" style:font-size-complex="12pt" style:font-weight-complex="bold"/>
    </style:style>
    <style:style style:name="P24" style:family="paragraph" style:parent-style-name="Standard">
      <style:paragraph-properties fo:text-align="start" style:justify-single-word="false"/>
      <style:text-properties style:font-name="Arial1" fo:font-size="12pt" fo:language="es" fo:country="ES" style:text-underline-style="solid" style:text-underline-width="auto" style:text-underline-color="font-color" fo:font-weight="bold" officeooo:paragraph-rsid="0016a7ea" style:font-size-asian="12pt" style:font-weight-asian="bold" style:font-size-complex="12pt" style:font-weight-complex="bold"/>
    </style:style>
    <style:style style:name="P25" style:family="paragraph" style:parent-style-name="Standard">
      <style:paragraph-properties fo:text-align="start" style:justify-single-word="false"/>
      <style:text-properties style:font-name="Arial1" fo:font-size="12pt" fo:language="es" fo:country="ES" style:text-underline-style="solid" style:text-underline-width="auto" style:text-underline-color="font-color" fo:font-weight="normal" officeooo:paragraph-rsid="0016a7ea" style:font-size-asian="12pt" style:font-weight-asian="bold" style:font-size-complex="12pt" style:font-weight-complex="bold"/>
    </style:style>
    <style:style style:name="P26" style:family="paragraph" style:parent-style-name="Standard">
      <style:paragraph-properties fo:text-align="start" style:justify-single-word="false"/>
      <style:text-properties style:font-name="Arial1" fo:font-size="12pt" fo:language="es" fo:country="ES" fo:font-style="normal" style:text-underline-style="none" fo:font-weight="normal" officeooo:rsid="007ee126" officeooo:paragraph-rsid="0081526d" style:font-size-asian="12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Arial1" fo:language="es" fo:country="ES" officeooo:rsid="0016a7ea" officeooo:paragraph-rsid="007ff8e2"/>
    </style:style>
    <style:style style:name="P28" style:family="paragraph" style:parent-style-name="Standard">
      <style:paragraph-properties fo:text-align="start" style:justify-single-word="false"/>
      <style:text-properties fo:color="#6a9955" loext:opacity="100%" style:font-name="Arial1" fo:font-size="12pt" fo:language="es" fo:country="ES" style:text-underline-style="solid" style:text-underline-width="auto" style:text-underline-color="font-color" fo:font-weight="normal" officeooo:paragraph-rsid="007ff8e2" fo:background-color="#eeeeee" style:font-size-asian="12pt" style:font-weight-asian="bold" style:font-size-complex="12pt" style:font-weight-complex="bold"/>
    </style:style>
    <style:style style:name="P29" style:family="paragraph" style:parent-style-name="Standard">
      <style:paragraph-properties fo:text-align="start" style:justify-single-word="false"/>
      <style:text-properties officeooo:rsid="0083a487" officeooo:paragraph-rsid="0083a487"/>
    </style:style>
    <style:style style:name="P30" style:family="paragraph" style:parent-style-name="Table_20_Contents">
      <style:paragraph-properties fo:text-align="center" style:justify-single-word="false"/>
      <style:text-properties style:font-name="Arial1" fo:font-size="12pt" officeooo:rsid="007badd1" officeooo:paragraph-rsid="007badd1" style:font-size-asian="12pt" style:font-size-complex="12pt"/>
    </style:style>
    <style:style style:name="P31" style:family="paragraph" style:parent-style-name="Table_20_Contents">
      <style:paragraph-properties fo:text-align="center" style:justify-single-word="false"/>
      <style:text-properties style:font-name="Arial1" fo:font-size="12pt" style:font-size-asian="12pt" style:font-size-complex="12pt"/>
    </style:style>
    <style:style style:name="T1" style:family="text">
      <style:text-properties style:text-underline-style="none" fo:font-weight="normal" style:font-weight-asian="normal" style:font-weight-complex="normal"/>
    </style:style>
    <style:style style:name="T2" style:family="text">
      <style:text-properties style:text-underline-style="none" fo:font-weight="normal" officeooo:rsid="007badd1" style:font-weight-asian="normal" style:font-weight-complex="normal"/>
    </style:style>
    <style:style style:name="T3" style:family="text">
      <style:text-properties style:text-underline-style="none" fo:font-weight="normal" officeooo:rsid="0016a7ea" style:font-weight-asian="normal" style:font-weight-complex="normal"/>
    </style:style>
    <style:style style:name="T4" style:family="text">
      <style:text-properties style:text-underline-style="none" officeooo:rsid="0016a7ea" style:font-weight-asian="normal" style:font-weight-complex="normal"/>
    </style:style>
    <style:style style:name="T5" style:family="text">
      <style:text-properties style:font-name="Arial1" fo:font-size="12pt" fo:language="es" fo:country="ES" fo:font-style="normal" style:text-underline-style="none" fo:font-weight="normal" officeooo:rsid="007ee126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style:font-name="Arial1" fo:font-size="12pt" fo:language="es" fo:country="ES" fo:font-style="normal" style:text-underline-style="none" fo:font-weight="normal" officeooo:rsid="007ff8e2" style:font-size-asian="12pt" style:font-style-asian="normal" style:font-weight-asian="normal" style:font-size-complex="12pt" style:font-style-complex="normal" style:font-weight-complex="normal"/>
    </style:style>
    <style:style style:name="T7" style:family="text">
      <style:text-properties style:font-name="Arial1" fo:font-size="12pt" fo:language="es" fo:country="ES" fo:font-style="normal" style:text-underline-style="none" fo:font-weight="normal" officeooo:rsid="007d3d15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style:font-name="Arial1" fo:font-size="12pt" fo:language="es" fo:country="ES" fo:font-style="normal" style:text-underline-style="none" fo:font-weight="normal" officeooo:rsid="00810e89" style:font-size-asian="12pt" style:font-style-asian="normal" style:font-weight-asian="normal" style:font-size-complex="12pt" style:font-style-complex="normal" style:font-weight-complex="normal"/>
    </style:style>
    <style:style style:name="T9" style:family="text">
      <style:text-properties style:font-name="Arial1" fo:font-size="12pt" fo:language="es" fo:country="ES" fo:font-style="italic" style:text-underline-style="none" fo:font-weight="normal" officeooo:rsid="00810e89" style:font-size-asian="12pt" style:font-style-asian="italic" style:font-weight-asian="normal" style:font-size-complex="12pt" style:font-style-complex="italic" style:font-weight-complex="normal"/>
    </style:style>
    <style:style style:name="T10" style:family="text">
      <style:text-properties officeooo:rsid="007badd1"/>
    </style:style>
    <style:style style:name="T11" style:family="text">
      <style:text-properties officeooo:rsid="007d3d15"/>
    </style:style>
    <style:style style:name="T12" style:family="text">
      <style:text-properties fo:font-style="italic" officeooo:rsid="007d3d15" style:font-style-asian="italic" style:font-style-complex="italic"/>
    </style:style>
    <style:style style:name="T13" style:family="text">
      <style:text-properties fo:font-style="normal" officeooo:rsid="007badd1" style:font-style-asian="normal" style:font-style-complex="normal"/>
    </style:style>
    <style:style style:name="T14" style:family="text">
      <style:text-properties fo:font-style="normal" officeooo:rsid="007d3d15" style:font-style-asian="normal" style:font-style-complex="normal"/>
    </style:style>
    <style:style style:name="T15" style:family="text">
      <style:text-properties fo:font-style="normal" officeooo:rsid="007ee126" style:font-style-asian="normal" style:font-style-complex="normal"/>
    </style:style>
    <style:style style:name="T16" style:family="text">
      <style:text-properties fo:font-style="normal" fo:font-weight="bold" officeooo:rsid="007d3d15" style:font-style-asian="normal" style:font-weight-asian="bold" style:font-style-complex="normal" style:font-weight-complex="bold"/>
    </style:style>
    <style:style style:name="T17" style:family="text">
      <style:text-properties fo:font-style="normal" style:text-underline-style="solid" style:text-underline-width="auto" style:text-underline-color="font-color" officeooo:rsid="007d3d15" style:font-style-asian="normal" style:font-style-complex="normal"/>
    </style:style>
    <style:style style:name="T18" style:family="text">
      <style:text-properties fo:font-style="normal" style:text-underline-style="dotted" style:text-underline-width="auto" style:text-underline-color="font-color" officeooo:rsid="007d3d15" style:font-style-asian="normal" style:font-style-complex="normal"/>
    </style:style>
    <style:style style:name="T19" style:family="text">
      <style:text-properties style:text-line-through-style="solid" style:text-line-through-type="single" fo:font-style="normal" officeooo:rsid="007d3d15" style:font-style-asian="normal" style:font-style-complex="normal"/>
    </style:style>
    <style:style style:name="T20" style:family="text">
      <style:text-properties style:text-underline-style="dotted" style:text-underline-width="auto" style:text-underline-color="font-color" officeooo:rsid="007d3d15"/>
    </style:style>
    <style:style style:name="T21" style:family="text">
      <style:text-properties officeooo:rsid="007ee126"/>
    </style:style>
    <style:style style:name="T22" style:family="text">
      <style:text-properties fo:color="#000000" loext:opacity="100%" fo:font-weight="bold" officeooo:rsid="007ff8e2"/>
    </style:style>
    <style:style style:name="T23" style:family="text">
      <style:text-properties fo:color="#000000" loext:opacity="100%" style:font-name="Arial1" fo:font-size="12pt" fo:font-style="normal" fo:font-weight="normal" officeooo:rsid="007ff8e2" fo:background-color="#eeeeee" loext:char-shading-value="0" style:font-size-asian="12pt" style:font-style-asian="normal" style:font-size-complex="12pt" style:font-style-complex="normal"/>
    </style:style>
    <style:style style:name="T24" style:family="text">
      <style:text-properties fo:color="#000000" loext:opacity="100%" style:font-name="Arial1" fo:font-size="12pt" fo:font-weight="normal" fo:background-color="#eeeeee" loext:char-shading-value="0" style:font-size-asian="12pt" style:font-size-complex="12pt"/>
    </style:style>
    <style:style style:name="T25" style:family="text">
      <style:text-properties fo:color="#000000" loext:opacity="100%" style:font-name="Arial1" fo:font-size="12pt" fo:font-weight="normal" officeooo:rsid="00810e89" fo:background-color="#eeeeee" loext:char-shading-value="0" style:font-size-asian="12pt" style:font-size-complex="12pt"/>
    </style:style>
    <style:style style:name="T26" style:family="text">
      <style:text-properties fo:color="#000000" loext:opacity="100%" style:font-name="Arial1" fo:font-size="12pt" fo:font-weight="normal" officeooo:rsid="0081526d" fo:background-color="#eeeeee" loext:char-shading-value="0" style:font-size-asian="12pt" style:font-size-complex="12pt"/>
    </style:style>
    <style:style style:name="T27" style:family="text">
      <style:text-properties officeooo:rsid="0016a7ea"/>
    </style:style>
    <style:style style:name="T28" style:family="text">
      <style:text-properties fo:color="#6a9955" loext:opacity="100%" style:text-underline-style="none" officeooo:rsid="0016a7ea" fo:background-color="#eeeeee" loext:char-shading-value="0" style:font-weight-asian="normal" style:font-weight-complex="normal"/>
    </style:style>
    <style:style style:name="T29" style:family="text">
      <style:text-properties fo:color="#6a9955" loext:opacity="100%" style:text-underline-style="none" officeooo:rsid="007ff8e2" fo:background-color="#eeeeee" loext:char-shading-value="0" style:font-weight-asian="normal" style:font-weight-complex="normal"/>
    </style:style>
    <style:style style:name="T30" style:family="text">
      <style:text-properties style:font-name="Consolas" fo:font-size="10.5pt" fo:font-weight="normal"/>
    </style:style>
    <style:style style:name="T31" style:family="text">
      <style:text-properties style:font-name="Consolas" fo:font-size="10.5pt" fo:font-weight="normal" officeooo:rsid="0081f0fb"/>
    </style:style>
    <style:style style:name="T32" style:family="text">
      <style:text-properties style:font-name="Consolas" fo:font-size="10.5pt" fo:font-weight="normal" officeooo:rsid="0083a487"/>
    </style:style>
    <style:style style:name="T33" style:family="text">
      <style:text-properties fo:font-size="10.5pt" fo:font-weight="normal"/>
    </style:style>
    <style:style style:name="T34" style:family="text">
      <style:text-properties fo:font-size="10.5pt" fo:font-weight="normal" officeooo:rsid="0081f0fb"/>
    </style:style>
    <style:style style:name="T35" style:family="text">
      <style:text-properties fo:font-size="10.5pt" fo:font-weight="normal" officeooo:rsid="0083a487"/>
    </style:style>
    <style:style style:name="T36" style:family="text">
      <style:text-properties fo:font-weight="normal"/>
    </style:style>
    <style:style style:name="T37" style:family="text">
      <style:text-properties fo:font-weight="normal" officeooo:rsid="0081f0fb"/>
    </style:style>
    <style:style style:name="T38" style:family="text">
      <style:text-properties fo:font-weight="normal" officeooo:rsid="0083a487"/>
    </style:style>
    <style:style style:name="T39" style:family="text">
      <style:text-properties officeooo:rsid="00854c1d"/>
    </style:style>
  </office:automatic-styles>
  <office:body>
    <office:text text:use-soft-page-breaks="true">
      <office:forms form:automatic-focus="false" form:apply-design-mode="false">
        <form:form form:apply-filter="true" form:control-implementation="ooo:com.sun.star.form.component.Form" office:target-frame="" xlink:href="http://url/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<text:span text:style-name="T3"><text:s text:c="51"/></text:span><text:span text:style-name="T27"><text:s/>DOCTYPE </text:span></text:p>
      <text:p text:style-name="P19">&lt;!DOCTYPE html PUBLIC "-//W3C//DTD XHTML 1.0 Transitional//EN" %0D%0A"http://www.w3.org/TR/xhtml1/DTD/xhtml1-transitional.dtd"&gt;<text:span text:style-name="T2">(en sentido estricto)</text:span></text:p>
      <text:p text:style-name="P20"><text:span text:style-name="T27">&lt;!DOCTYPE html PUBLIC "-//W3C//DTD XHTML 1.0 Strict//EN" <text:s text:c="2"/>"http://www.w3.org/TR/xhtml1/DTD/xhtml1-strict.dtd"&gt; </text:span><text:span text:style-name="T10">(en sentido estricto)</text:span></text:p>
      <text:p text:style-name="P23"><text:span text:style-name="T1"><text:s text:c="40"/></text:span>VALOR DEL ATRIBUTO xmlns: </text:p>
      <text:p text:style-name="P22">xmlns:%0D%0Ahttp://www.w3.org/1999/xhtml</text:p>
      <text:p text:style-name="P24"><text:span text:style-name="T3"><text:s text:c="43"/></text:span><text:span text:style-name="T27"><text:s/>ALGUNAS ENTIDADES </text:span></text:p>
      <table:table table:name="Tabla1" table:style-name="Tabla1">
        <table:table-column table:style-name="Tabla1.A"/>
        <table:table-column table:style-name="Tabla1.B"/>
        <table:table-row table:style-name="TableLine1870868391296">
          <table:table-cell table:style-name="Tabla1.A1" office:value-type="string">
            <text:p text:style-name="P30"><text:s text:c="33"/>Carácter</text:p>
          </table:table-cell>
          <table:table-cell table:style-name="Tabla1.A1" office:value-type="string">
            <text:p text:style-name="P31"><text:s text:c="6"/>Valor da entidade HTML </text:p>
          </table:table-cell>
        </table:table-row>
        <table:table-row table:style-name="TableLine1870868394176">
          <table:table-cell table:style-name="Tabla1.A1" office:value-type="string">
            <text:p text:style-name="P30">á ,é,í,ó,ú</text:p>
          </table:table-cell>
          <table:table-cell table:style-name="Tabla1.A1" office:value-type="string">
            <text:p text:style-name="P30">&amp;(letra)acute;</text:p>
          </table:table-cell>
        </table:table-row>
        <table:table-row table:style-name="TableLine1870868386976">
          <table:table-cell table:style-name="Tabla1.A1" office:value-type="string">
            <text:p text:style-name="P30">ñ</text:p>
          </table:table-cell>
          <table:table-cell table:style-name="Tabla1.A1" office:value-type="string">
            <text:p text:style-name="P30">&amp;ntilde;</text:p>
          </table:table-cell>
        </table:table-row>
        <table:table-row table:style-name="TableLine1870868395328">
          <table:table-cell table:style-name="Tabla1.A1" office:value-type="string">
            <text:p text:style-name="P30">ü</text:p>
          </table:table-cell>
          <table:table-cell table:style-name="Tabla1.A1" office:value-type="string">
            <text:p text:style-name="P30">&amp;uuml;</text:p>
          </table:table-cell>
        </table:table-row>
        <table:table-row table:style-name="TableLine1870868392160">
          <table:table-cell table:style-name="Tabla1.A1" office:value-type="string">
            <text:p text:style-name="P31">&lt;</text:p>
          </table:table-cell>
          <table:table-cell table:style-name="Tabla1.A1" office:value-type="string">
            <text:p text:style-name="P30">&amp;it;</text:p>
          </table:table-cell>
        </table:table-row>
        <table:table-row table:style-name="TableLine1870868387264">
          <table:table-cell table:style-name="Tabla1.A1" office:value-type="string">
            <text:p text:style-name="P31">&gt;</text:p>
          </table:table-cell>
          <table:table-cell table:style-name="Tabla1.A1" office:value-type="string">
            <text:p text:style-name="P30">&amp;gt;</text:p>
          </table:table-cell>
        </table:table-row>
        <table:table-row table:style-name="TableLine1870868390432">
          <table:table-cell table:style-name="Tabla1.A1" office:value-type="string">
            <text:p text:style-name="P30">Espacio</text:p>
          </table:table-cell>
          <table:table-cell table:style-name="Tabla1.A1" office:value-type="string">
            <text:p text:style-name="P30">&amp;nsbp;</text:p>
          </table:table-cell>
        </table:table-row>
      </table:table>
      <text:p text:style-name="P28"><text:span text:style-name="T4"><text:s text:c="46"/></text:span><text:span text:style-name="T22">COMENTARIOS</text:span></text:p>
      <text:p text:style-name="P25"><text:span text:style-name="T28">&lt;!--</text:span><text:span text:style-name="T29">insertar comentario</text:span><text:span text:style-name="T28">--&gt;</text:span></text:p>
      <text:p text:style-name="P24"><text:span text:style-name="T3"><text:s text:c="35"/></text:span><text:span text:style-name="T27">ETIQUETAS Y ATRIBUTOS PRINCIPALES </text:span></text:p>
      <text:p text:style-name="P21"><text:span text:style-name="T11">&lt;</text:span><text:span text:style-name="T21">acronym</text:span><text:span text:style-name="T11"> tittle=”Pel Al”&gt;PA&lt;/</text:span><text:span text:style-name="T21">acronym</text:span><text:span text:style-name="T11">&gt;=</text:span><text:span text:style-name="T20">PA </text:span></text:p>
      <text:p text:style-name="P21"><text:span text:style-name="T10">&lt;</text:span><text:span text:style-name="T11">em&gt;algo&lt;/em&gt;=</text:span><text:span text:style-name="T12">algo </text:span></text:p>
      <text:p text:style-name="P21"><text:span text:style-name="T13">&lt;</text:span><text:span text:style-name="T14">strong&gt;algo&lt;/strong&gt;=</text:span><text:span text:style-name="T16">algo</text:span><text:span text:style-name="T14"> </text:span></text:p>
      <text:p text:style-name="P21"><text:span text:style-name="T14">&lt;ins&gt;algo&lt;/ins&gt;=</text:span><text:span text:style-name="T17">algo</text:span><text:span text:style-name="T14"> </text:span></text:p>
      <text:p text:style-name="P21"><text:span text:style-name="T14">&lt;del&gt;algo&lt;/del&gt;=</text:span><text:span text:style-name="T19">algo</text:span><text:span text:style-name="T14"> &lt;</text:span><text:span text:style-name="T15">br/&gt; </text:span></text:p>
      <text:p text:style-name="P21"><text:span text:style-name="T14">&lt;</text:span><text:span text:style-name="T15">abbr</text:span><text:span text:style-name="T14"> tittle=”</text:span><text:span text:style-name="T15">significado</text:span><text:span text:style-name="T14">”&gt;</text:span><text:span text:style-name="T15">algo</text:span><text:span text:style-name="T14">&lt;/</text:span><text:span text:style-name="T15">abbr</text:span><text:span text:style-name="T14">&gt;=</text:span><text:span text:style-name="T18">PA <text:s/></text:span></text:p>
      <text:p text:style-name="P26">&lt;a href=”url de la pag o url del src”&gt;Algo&lt;/a&gt;</text:p>
      <text:p text:style-name="P3"><text:span text:style-name="T5">&lt;</text:span><text:span text:style-name="T6">img src=”” height=”” usemap=”” width=””/&gt; </text:span></text:p>
      <text:p text:style-name="P3"><text:span text:style-name="T7">&lt;</text:span><text:span text:style-name="T8">dfn</text:span><text:span text:style-name="T7"> tittle=”</text:span><text:span text:style-name="T8">perro</text:span><text:span text:style-name="T7">”&gt;</text:span><text:span text:style-name="T8">Algo</text:span><text:span text:style-name="T7">&lt;/</text:span><text:span text:style-name="T8">dfn</text:span><text:span text:style-name="T7">&gt;</text:span><text:span text:style-name="T8">=</text:span><text:span text:style-name="T9">algo</text:span></text:p>
      <text:p text:style-name="P13">&lt;map name=""&gt;</text:p>
      <text:p text:style-name="P3"><text:span text:style-name="T23"><text:tab/></text:span><text:span text:style-name="T24">&lt;area title="rojo" shape="" coords=“” href=“”/&gt;</text:span></text:p>
      <text:p text:style-name="P6">&lt;/map&gt; </text:p>
      <text:p text:style-name="P4"><text:span text:style-name="T24">&lt;</text:span><text:span text:style-name="T25">script src=”” type=””&gt; algo &lt;/script&gt;(enlaza con código ejecutable)</text:span></text:p>
      <text:p text:style-name="P7">&lt;link rel="" type="" href="" &gt; algo &lt;/script&gt;(enlaza con recursos)</text:p>
      <text:p text:style-name="P8">&lt;table&gt;</text:p>
      <text:p text:style-name="P11"><text:tab/>&lt;caption&gt;algo&lt;/caption&gt;(aparece como titulo de la tabla)</text:p>
      <text:p text:style-name="P8"><text:tab/>&lt;tr&gt;</text:p>
      <text:p text:style-name="P3"><text:span text:style-name="T25"><text:tab/><text:tab/>&lt;th colspan="" rowspan=””&gt;algo&lt;/th&gt; </text:span><text:span text:style-name="T26">(para la cabecera)</text:span></text:p>
      <text:p text:style-name="P3"><text:span text:style-name="T25"><text:tab/>&lt;/</text:span><text:span text:style-name="T26">tr&gt;</text:span></text:p>
      <text:p text:style-name="P3"><text:span text:style-name="T26"><text:tab/></text:span><text:span text:style-name="T25">&lt;tr&gt;</text:span></text:p>
      <text:p text:style-name="P8"><text:tab/><text:tab/>&lt;td colspan="" rowspan=””&gt;algo&lt;/td&gt; </text:p>
      <text:p text:style-name="P3"><text:span text:style-name="T25"><text:tab/>&lt;/</text:span><text:span text:style-name="T26">tr&gt; </text:span></text:p>
      <text:p text:style-name="P3"><text:span text:style-name="T26"><text:s text:c="11"/></text:span><text:span text:style-name="T25">&lt;tr&gt;</text:span></text:p>
      <text:p text:style-name="P3"><text:span text:style-name="T25"><text:tab/><text:tab/>&lt;</text:span><text:span text:style-name="T26">tfoot</text:span><text:span text:style-name="T25"> colspan="" rowspan=””&gt;algo&lt;/</text:span><text:span text:style-name="T26">tfoot</text:span><text:span text:style-name="T25">&gt; </text:span><text:span text:style-name="T26">(para la cabecera)</text:span></text:p>
      <text:p text:style-name="P3"><text:span text:style-name="T25"><text:tab/>&lt;/</text:span><text:span text:style-name="T26">tr&gt;</text:span></text:p>
      <text:p text:style-name="P8">&lt;/table&gt;</text:p>
      <text:p text:style-name="P9"/>
      <text:p text:style-name="P29"><text:span text:style-name="T25">m</text:span><text:span text:style-name="T24">as atributos </text:span></text:p>
      <text:p text:style-name="P12">summary=”” haces un resumen</text:p>
      <text:p text:style-name="P10"/>
      <text:p text:style-name="P10"/>
      <text:p text:style-name="P10"/>
      <text:p text:style-name="P10"/>
      <text:p text:style-name="P10"/>
      <text:p text:style-name="P5"><text:soft-page-break/>&lt;form action="url" method="get o post"&gt;</text:p>
      <text:p text:style-name="P14">        <text:span text:style-name="T36">&lt;fieldset&gt;</text:span></text:p>
      <text:p text:style-name="P15">            <text:span text:style-name="T36">&lt;legend&gt;</text:span><text:span text:style-name="T37">algo1</text:span><text:span text:style-name="T36">&lt;/legend&gt;</text:span></text:p>
      <text:p text:style-name="P15">            <text:span text:style-name="T36">&lt;label for=""&gt;</text:span><text:span text:style-name="T37">algo1</text:span><text:span text:style-name="T36">&lt;/label&gt;</text:span></text:p>
      <text:p text:style-name="P14">            <text:span text:style-name="T36">&lt;input type="text" id="" name="" value="" size="30"/&gt;</text:span></text:p>
      <text:p text:style-name="P17"><text:s text:c="6"/>&lt;input type="email" name="" value=""/&gt;</text:p>
      <text:p text:style-name="P14">            <text:span text:style-name="T36">&lt;input type="password" id="" name="" value="" /&gt;</text:span></text:p>
      <text:p text:style-name="P14">            <text:span text:style-name="T36">&lt;input type="text" name="" value="" maxlength="9"/&gt;</text:span></text:p>
      <text:p text:style-name="P16">            <text:span text:style-name="T36">&lt;select size="4" multiple="multiple" name="estado"&gt;</text:span></text:p>
      <text:p text:style-name="P14">                <text:span text:style-name="T36">&lt;option value="O"&gt;Casado&lt;/option&gt;</text:span></text:p>
      <text:p text:style-name="P14">                <text:span text:style-name="T36">&lt;option value="P" selected="selected"&gt;Soltero&lt;/option&gt;</text:span></text:p>
      <text:p text:style-name="P18">      &lt;/select&gt;</text:p>
      <text:p text:style-name="P18"><text:tab/>&lt;input type="radio" name="sexo" value="hombre" checked="checked" /&gt;</text:p>
      <text:p text:style-name="P14">            <text:span text:style-name="T36">&lt;input type="radio" name="sexo" value="mujer" /&gt; Mujer</text:span></text:p>
      <text:p text:style-name="P14">            <text:span text:style-name="T36">&lt;input type="radio" id="sexo" name="sexo" value="otros" /&gt; Otros</text:span></text:p>
      <text:p text:style-name="P14">            <text:span text:style-name="T36">&lt;select id="provincia" name="provincia"&gt;</text:span></text:p>
      <text:p text:style-name="P14">                <text:span text:style-name="T36">&lt;optgroup label=""&gt;</text:span></text:p>
      <text:p text:style-name="P14">                    <text:span text:style-name="T36">&lt;option value="O"&gt;</text:span><text:span text:style-name="T37">algo1</text:span><text:span text:style-name="T36">&lt;/option&gt;</text:span></text:p>
      <text:p text:style-name="P16">                    <text:span text:style-name="T36">&lt;option value="P" selected="selected"&gt;</text:span><text:span text:style-name="T37">algo2</text:span><text:span text:style-name="T36">&lt;/option&gt;</text:span></text:p>
      <text:p text:style-name="P14">                <text:span text:style-name="T36">&lt;/optgroup&gt;</text:span></text:p>
      <text:p text:style-name="P14">                <text:span text:style-name="T36">&lt;optgroup label=""&gt;</text:span></text:p>
      <text:p text:style-name="P14">                    <text:span text:style-name="T36">&lt;option value="O"&gt;Barcelona&lt;/option&gt;</text:span></text:p>
      <text:p text:style-name="P14">                    <text:span text:style-name="T36">&lt;option value="P"&gt;Tarragona&lt;/option&gt;</text:span></text:p>
      <text:p text:style-name="P14">                <text:span text:style-name="T36">&lt;/optgroup&gt;</text:span></text:p>
      <text:p text:style-name="P14">            <text:span text:style-name="T36">&lt;input type="file" name="" /&gt;</text:span></text:p>
      <text:p text:style-name="P14">            <text:span text:style-name="T36">&lt;br /&gt;&lt;br /&gt;</text:span></text:p>
      <text:p text:style-name="P14">            <text:span text:style-name="T36">&lt;textarea id="" name="" cols="40" rows="5"&gt;&lt;/textarea&gt;</text:span></text:p>
      <text:p text:style-name="P14">        <text:span text:style-name="T36">&lt;/fieldset&gt;</text:span></text:p>
      <text:p text:style-name="P14">        <text:span text:style-name="T36">&lt;fieldset&gt;</text:span></text:p>
      <text:p text:style-name="P14">            <text:span text:style-name="T36">&lt;input name="leido" type="checkbox" value="" id="leido"/&gt; He leido los terminos del contrato</text:span></text:p>
      <text:p text:style-name="P14">            <text:span text:style-name="T36">&lt;input name="acepto" type="checkbox" value="" id="acepto"/&gt; Acepto los terminos del contrato</text:span></text:p>
      <text:p text:style-name="P14">        <text:span text:style-name="T36">&lt;/fieldset&gt;</text:span></text:p>
      <text:p text:style-name="P14">        <text:span text:style-name="T36">&lt;input type="button" name="" value="Guardar cambios" /&gt;</text:span></text:p>
      <text:p text:style-name="P14">        <text:span text:style-name="T36">&lt;input type="reset" name="" value="Restablecer los datos" /&gt;</text:span></text:p>
      <text:p text:style-name="P14">        <text:span text:style-name="T36">&lt;script type="text/javascript"&gt;</text:span></text:p>
      <text:p text:style-name="P14">            <text:span text:style-name="T36">function muestraAviso() { alert(""); }</text:span></text:p>
      <text:p text:style-name="P15">        <text:span text:style-name="T36">&lt;/script&gt;</text:span> </text:p>
      <text:p text:style-name="P15"><text:span text:style-name="T36"><text:s text:c="4"/>&lt;</text:span><text:span text:style-name="T38">input&gt;</text:span><text:span text:style-name="T36">type="button" name="aviso" value="Aviso" onclick="muestraAviso()" /&gt;</text:span></text:p>
      <text:p text:style-name="P14">        <text:span text:style-name="T36">&lt;input type="submit" name="enviar" value="Enviar datos" /&gt;</text:span></text:p>
      <text:p text:style-name="P14"><text:s text:c="14"/>&lt;input required type="number" name="numero" value="" <text:s/>maxlength="5"/&gt;</text:p>
      <text:p text:style-name="P14"><text:s text:c="14"/>&lt;input type="number" name="calificacion" value="" min="1" max="10"/&gt;</text:p>
      <text:p text:style-name="P14"><text:s text:c="14"/>&lt;input type="number" name="<text:span text:style-name="T39">talla</text:span>" value="" step="0.5"/&gt;</text:p>
      <text:p text:style-name="P14"><text:s text:c="14"/>&lt;input type="color" name="color" value=""/&gt;</text:p>
      <text:p text:style-name="P14"><text:s text:c="14"/>&lt;input type="date" name="fecha" value=""/&gt;</text:p>
      <text:p text:style-name="P14"><text:s text:c="14"/>&lt;input type="time" name="hora" value=""/&gt;</text:p>
      <text:p text:style-name="P14"><text:s text:c="14"/>&lt;input type="range" name="rango" value=""/&gt;</text:p>
      <text:p text:style-name="P14">    <text:span text:style-name="T36">&lt;/form&gt;</text:span></text:p>
      <text:p text:style-name="P5"><text:bookmark text:name="acepto"/><text:bookmark text:name="leido"/><text:bookmark text:name="provincia"/></text:p>
      <text:p text:style-name="P2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2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2" style:font-family-complex="Arial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s" style:family="text"/>
    <style:style style:name="del" style:family="text"/>
    <style:style style:name="acronym" style:family="text"/>
    <style:style style:name="Definition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1-09T08:21:49.332000000</meta:creation-date>
    <dc:date>2023-06-06T09:27:05.808000000</dc:date>
    <meta:editing-duration>PT10H5S</meta:editing-duration>
    <meta:editing-cycles>27</meta:editing-cycles>
    <meta:generator>LibreOffice/7.3.4.2$Windows_X86_64 LibreOffice_project/728fec16bd5f605073805c3c9e7c4212a0120dc5</meta:generator>
    <meta:document-statistic meta:table-count="1" meta:image-count="0" meta:object-count="0" meta:page-count="2" meta:paragraph-count="98" meta:word-count="321" meta:character-count="4040" meta:non-whitespace-character-count="2971"/>
  </office:meta>
</office:document-meta>
</file>